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3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4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5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6" style:parent-style-name="Kolorowalistaakcent11" style:family="paragraph">
      <style:paragraph-properties fo:text-align="justify" fo:margin-left="0.4923in">
        <style:tab-stops/>
      </style:paragraph-properties>
    </style:style>
    <style:style style:name="P7" style:parent-style-name="Kolorowalistaakcent11" style:family="paragraph">
      <style:paragraph-properties fo:text-align="justify" fo:margin-left="0.4923in">
        <style:tab-stops/>
      </style:paragraph-properties>
    </style:style>
    <style:style style:name="P8" style:parent-style-name="Kolorowalistaakcent11" style:family="paragraph">
      <style:paragraph-properties fo:text-align="justify" fo:margin-left="0.4923in">
        <style:tab-stops/>
      </style:paragraph-properties>
    </style:style>
  </office:automatic-styles>
  <office:body>
    <office:text text:use-soft-page-breaks="true">
      <text:h text:style-name="P1" text:outline-level="1">Realizacja ogólnego tematu „Wprowadzenie do<text:s/>algorytmów” – sugestie autorów</text:h>
      <text:list text:style-name="LFO1" text:continue-numbering="true">
        <text:list-item>
          <text:p text:style-name="P2">Niniejsza propozycja zajęć ma charakter uniwersalny. Niezbywalnym obowiązkiem nauczyciela jest dostosowanie niniejszej propozycji do konkretnej grupy uczniów.<text:s/></text:p>
        </text:list-item>
        <text:list-item>
          <text:p text:style-name="P3">Optymalnym wydaje się<text:s/>realizowanie tematu nie wcześniej<text:s/>niż w IV klasie szkoły podstawowej<text:s/>i nie później niż<text:s/>w VI klasie szkoły podstawowej. Ze względu na specyfikę realizacji tematu nie ma przeciwwskazań co do realizacji w wyższych klasach <text:s/>– jeśli będzie to pożyteczne lub konieczne.<text:s/>W przypadku realizacji w młodszych klasach (IV, V), w zależności od skuteczności realizacji lekcji I i II można zdecydować o pominięciu lekcji IV. Lekcja III winna być zrealizowana w każdym przypadku, ewentualnie bez implementacji metody lewej ręki. W klasach młodszych nie należy wchodzić w abstrakcyjne uogólnienia (końcowe slajdy prezentacji do lekcji III).<text:s/></text:p>
        </text:list-item>
        <text:list-item>
          <text:p text:style-name="P4">Gorąco zachęcamy do angażowania uczniów w dyskusję, szczególnie podczas lekcji wprowadzającej.</text:p>
        </text:list-item>
        <text:list-item>
          <text:p text:style-name="P5">Wskazania do realizacji:</text:p>
          <text:list text:continue-numbering="true">
            <text:list-item>
              <text:p text:style-name="P6">Lekcje powinny odbyć się w różnych dniach.</text:p>
            </text:list-item>
            <text:list-item>
              <text:p text:style-name="P7">Zadanie 9. (lekcja II) należy potraktować opcjonalnie – zrealizować w miarę możliwości.</text:p>
            </text:list-item>
            <text:list-item>
              <text:p text:style-name="P8">Lekcję 4, ze względu na jej ewaluacyjny charakter, należy potraktować podobnie do sprawdzianu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33:00Z</meta:creation-date>
    <dc:date>2018-11-10T18:33:00Z</dc:date>
    <meta:print-date>2017-11-20T14:40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5" meta:character-count="1227" meta:row-count="8" meta:non-whitespace-character-count="1054"/>
  </office:meta>
</office:document-meta>
</file>